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text-properties officeooo:rsid="00133f56" officeooo:paragraph-rsid="00133f56"/>
    </style:style>
    <style:style style:name="P2" style:family="paragraph" style:parent-style-name="Text_20_body">
      <style:text-properties officeooo:rsid="00133f56" officeooo:paragraph-rsid="00133f56"/>
    </style:style>
    <style:style style:name="P3" style:family="paragraph" style:parent-style-name="Text_20_body">
      <style:text-properties officeooo:rsid="0019a355" officeooo:paragraph-rsid="0019a355"/>
    </style:style>
    <style:style style:name="P4" style:family="paragraph" style:parent-style-name="Text_20_body" style:list-style-name="">
      <style:text-properties officeooo:rsid="001448cb" officeooo:paragraph-rsid="001448cb"/>
    </style:style>
    <style:style style:name="P5" style:family="paragraph" style:parent-style-name="Text_20_body" style:list-style-name="L1">
      <style:text-properties officeooo:paragraph-rsid="00157932"/>
    </style:style>
    <style:style style:name="P6" style:family="paragraph" style:parent-style-name="Text_20_body" style:list-style-name="L1">
      <style:text-properties officeooo:rsid="00157932" officeooo:paragraph-rsid="00157932"/>
    </style:style>
    <style:style style:name="P7" style:family="paragraph" style:parent-style-name="Text_20_body" style:list-style-name="L1">
      <style:text-properties style:font-name="Times New Roman" officeooo:rsid="00157932" officeooo:paragraph-rsid="00157932"/>
    </style:style>
    <style:style style:name="P8" style:family="paragraph" style:parent-style-name="Text_20_body" style:list-style-name="L1">
      <style:text-properties style:font-name="Times New Roman" officeooo:rsid="0015df99" officeooo:paragraph-rsid="0015df99"/>
    </style:style>
    <style:style style:name="P9" style:family="paragraph" style:parent-style-name="Text_20_body">
      <style:text-properties style:font-name="Times New Roman" officeooo:rsid="0015df99" officeooo:paragraph-rsid="0015df99"/>
    </style:style>
    <style:style style:name="P10" style:family="paragraph" style:parent-style-name="Text_20_body">
      <style:text-properties style:font-name="Times New Roman" fo:font-style="italic" officeooo:rsid="0015df99" officeooo:paragraph-rsid="001ced57" style:font-style-asian="italic" style:font-style-complex="italic"/>
    </style:style>
    <style:style style:name="P11" style:family="paragraph" style:parent-style-name="Heading_20_2">
      <style:text-properties officeooo:rsid="0019a355" officeooo:paragraph-rsid="0019a355"/>
    </style:style>
    <style:style style:name="P12" style:family="paragraph" style:parent-style-name="Heading_20_2" style:list-style-name="">
      <style:paragraph-properties fo:break-before="page"/>
      <style:text-properties officeooo:rsid="001448cb" officeooo:paragraph-rsid="001448cb"/>
    </style:style>
    <style:style style:name="P13" style:family="paragraph" style:parent-style-name="Heading_20_2">
      <style:paragraph-properties fo:break-before="page"/>
      <style:text-properties officeooo:rsid="001448cb" officeooo:paragraph-rsid="001448cb"/>
    </style:style>
    <style:style style:name="P14" style:family="paragraph" style:parent-style-name="Heading_20_3">
      <style:text-properties officeooo:rsid="0015df99" officeooo:paragraph-rsid="0015df99"/>
    </style:style>
    <style:style style:name="P15" style:family="paragraph" style:parent-style-name="Heading_20_3">
      <style:text-properties officeooo:rsid="0017c76b" officeooo:paragraph-rsid="0017c76b"/>
    </style:style>
    <style:style style:name="P16" style:family="paragraph" style:parent-style-name="Heading_20_3">
      <style:text-properties officeooo:rsid="00184c7a" officeooo:paragraph-rsid="00184c7a"/>
    </style:style>
    <style:style style:name="P17" style:family="paragraph" style:parent-style-name="Heading_20_3">
      <style:text-properties officeooo:rsid="001b8f7b" officeooo:paragraph-rsid="001b8f7b"/>
    </style:style>
    <style:style style:name="T1" style:family="text">
      <style:text-properties officeooo:rsid="00157932"/>
    </style:style>
    <style:style style:name="T2" style:family="text">
      <style:text-properties style:font-name="Times New Roman1" officeooo:rsid="00157932"/>
    </style:style>
    <style:style style:name="T3" style:family="text">
      <style:text-properties style:font-name="Times New Roman" officeooo:rsid="00157932"/>
    </style:style>
    <style:style style:name="T4" style:family="text">
      <style:text-properties officeooo:rsid="001ca103"/>
    </style:style>
    <style:style style:name="T5" style:family="text">
      <style:text-properties officeooo:rsid="001ced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adio Measurements for the Amateur</text:h>
      <text:p text:style-name="P2">4 September 2013</text:p>
      <text:p text:style-name="P2"/>
      <text:p text:style-name="P2"/>
      <text:p text:style-name="P2"/>
      <text:p text:style-name="P2"/>
      <text:h text:style-name="P11" text:outline-level="2">Contributors</text:h>
      <text:p text:style-name="P3">Jason Milldrum, NT7S</text:p>
      <text:h text:style-name="P12" text:outline-level="2">Introduction</text:h>
      <text:h text:style-name="P4" text:outline-level="2"/>
      <text:h text:style-name="P13" text:outline-level="2">Test Equipment</text:h>
      <text:list xml:id="list4051636156681723027" text:style-name="L1">
        <text:list-item>
          <text:p text:style-name="P5"><text:span text:style-name="T4">DMM or </text:span><text:span text:style-name="T1">VOM</text:span></text:p>
        </text:list-item>
        <text:list-item>
          <text:p text:style-name="P6">RF Power Meter</text:p>
        </text:list-item>
        <text:list-item>
          <text:p text:style-name="P6">Spectrum Analyzer</text:p>
        </text:list-item>
        <text:list-item>
          <text:p text:style-name="P6">Frequency Counter</text:p>
        </text:list-item>
        <text:list-item>
          <text:p text:style-name="P6">RF Attenuators/Step Attenuators</text:p>
        </text:list-item>
        <text:list-item>
          <text:p text:style-name="P6">RF Power Attenuators</text:p>
        </text:list-item>
        <text:list-item>
          <text:p text:style-name="P6">Return Loss Bridge</text:p>
        </text:list-item>
        <text:list-item>
          <text:p text:style-name="P6">Power Tap</text:p>
        </text:list-item>
        <text:list-item>
          <text:p text:style-name="P6">Signal Generator</text:p>
        </text:list-item>
        <text:list-item>
          <text:p text:style-name="P6">DC Power Supply</text:p>
        </text:list-item>
        <text:list-item>
          <text:p text:style-name="P5"><text:span text:style-name="T1">50 </text:span><text:span text:style-name="T2">Ω</text:span><text:span text:style-name="T3"> Dummy Load</text:span></text:p>
        </text:list-item>
        <text:list-item>
          <text:p text:style-name="P7">Wattmeter</text:p>
        </text:list-item>
        <text:list-item>
          <text:p text:style-name="P7">Oscilloscope</text:p>
        </text:list-item>
        <text:list-item>
          <text:p text:style-name="P7">RMS AC Voltmeter</text:p>
        </text:list-item>
        <text:list-item>
          <text:p text:style-name="P7">High Impedance Monitor Speaker</text:p>
        </text:list-item>
        <text:list-item>
          <text:p text:style-name="P8">Personal Computer</text:p>
        </text:list-item>
      </text:list>
      <text:p text:style-name="P9"/>
      <text:p text:style-name="P10"><text:span text:style-name="T5">A commentary on the use of each instrument, where it is useful, and necessary specifications.</text:span></text:p>
      <text:h text:style-name="P13" text:outline-level="2">Receiver Measurements</text:h>
      <text:h text:style-name="P14" text:outline-level="3">Minimum Discernable Signal (MDS)</text:h>
      <text:h text:style-name="P14" text:outline-level="3">IF Rejection</text:h>
      <text:h text:style-name="P14" text:outline-level="3">Image Rejection</text:h>
      <text:h text:style-name="P14" text:outline-level="3">Opposite Sideband Rejection</text:h>
      <text:h text:style-name="P14" text:outline-level="3">Two-Tone Third Order Dynamic Range</text:h>
      <text:h text:style-name="P14" text:outline-level="3">Blocking Gain Compression</text:h>
      <text:h text:style-name="P14" text:outline-level="3">Audio Frequency Response</text:h>
      <text:h text:style-name="P14" text:outline-level="3">Audio Power Output</text:h>
      <text:h text:style-name="P13" text:outline-level="2">Transmitter Measurements</text:h>
      <text:h text:style-name="P15" text:outline-level="3">Transmitter Power Output</text:h>
      <text:h text:style-name="P16" text:outline-level="3">Transmitter Spectral Purity</text:h>
      <text:h text:style-name="P16" text:outline-level="3">Transmitter Carrier and Unwanted Sideband Suppression</text:h>
      <text:h text:style-name="P16" text:outline-level="3">Transmitter Two-Tone Intermodulation Distortion (IMD)</text:h>
      <text:h text:style-name="P16" text:outline-level="3">Transmitter CW Keying Waveform</text:h>
      <text:h text:style-name="P13" text:outline-level="2">Components and Circuits</text:h>
      <text:h text:style-name="P17" text:outline-level="3">Crystal Parameters</text:h>
      <text:h text:style-name="P17" text:outline-level="3">Input Third-Order Intercept</text:h>
      <text:h text:style-name="P17" text:outline-level="3">Resonator Q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Milldrum</meta:initial-creator>
    <meta:creation-date>2013-09-04T11:15:45</meta:creation-date>
    <dc:date>2013-09-10T12:36:06</dc:date>
    <dc:creator>Jason Milldrum</dc:creator>
    <meta:editing-duration>PT2H47M4S</meta:editing-duration>
    <meta:editing-cycles>6</meta:editing-cycles>
    <meta:generator>LibreOffice/4.0.2.2$Linux_X86_64 LibreOffice_project/400m0$Build-2</meta:generator>
    <dc:title>Radio Measurements for the Amateur</dc:title>
    <meta:document-statistic meta:table-count="0" meta:image-count="0" meta:object-count="0" meta:page-count="6" meta:paragraph-count="42" meta:word-count="147" meta:character-count="981" meta:non-whitespace-character-count="892"/>
  </office:meta>
</office:document-meta>
</file>